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7055in"/>
    </style:style>
    <style:style style:name="co10" style:family="table-column">
      <style:table-column-properties fo:break-before="auto" style:column-width="4.35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1819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 style:data-style-name="N125">
      <style:table-cell-properties fo:background-color="#999999" fo:wrap-option="wrap" fo:border="0.06pt solid #000000" style:rotation-angle="90"/>
    </style:style>
    <style:style style:name="ce11" style:family="table-cell" style:parent-style-name="Default" style:data-style-name="N125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rotation-angle="90"/>
      <style:paragraph-properties fo:text-align="center" fo:margin-left="0in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" style:family="table-cell" style:parent-style-name="Default">
      <style:table-cell-properties fo:background-color="#999999" fo:border="0.06pt solid #000000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20" style:family="table-cell" style:parent-style-name="Default">
      <style:table-cell-properties fo:background-color="#999999" fo:border="0.06pt solid #000000"/>
      <style:text-properties style:font-name="Arial" fo:font-size="11pt" style:font-name-asian="Linux Libertine G" style:font-size-asian="11pt" style:font-name-complex="Arial" style:font-size-complex="11pt"/>
    </style:style>
    <style:style style:name="ce2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3" style:family="table-cell" style:parent-style-name="Default">
      <style:table-cell-properties fo:background-color="#999999" fo:wrap-option="wrap" fo:border="0.06pt solid #000000"/>
    </style:style>
    <style:style style:name="ce24" style:family="table-cell" style:parent-style-name="Default" style:data-style-name="N100">
      <style:table-cell-properties fo:background-color="#999999"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12" table:default-cell-style-name="ce9"/>
        <table:table-row table:style-name="ro1">
          <table:table-cell table:style-name="ce2" office:value-type="string" calcext:value-type="string">
            <text:p>This is an ID for all the questions in this spreadsheet</text:p>
          </table:table-cell>
          <table:table-cell table:style-name="ce10" office:value-type="string" calcext:value-type="string">
            <text:p>This is the KKLC # for the Character that is being used</text:p>
          </table:table-cell>
          <table:table-cell table:style-name="ce15" table:number-columns-repeated="2"/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See the Kanji, then write the kanji on the back</text:p>
          </table:table-cell>
          <table:table-cell table:style-name="ce15" office:value-type="string" calcext:value-type="string">
            <text:p>This gives a sentence in English, and allows the user to draw the kanji required</text:p>
          </table:table-cell>
          <table:table-cell table:style-name="ce2"/>
          <table:table-cell table:style-name="ce2" office:value-type="string" calcext:value-type="string">
            <text:p>if READING has content, it is a vocabulary word used to build up the previous CHARACTER</text:p>
          </table:table-cell>
          <table:table-cell table:style-name="ce23" office:value-type="string" calcext:value-type="string">
            <text:p>https://www.htmlsymbols.xyz/<text:line-break/><text:line-break/><text:line-break/>①&amp;#9312;<text:line-break/>②&amp;#9313;<text:line-break/>③&amp;#9314;<text:line-break/>④&amp;#9315;<text:line-break/>⑤&amp;#9316;<text:line-break/>⑥&amp;#9317;<text:line-break/>⑦&amp;#9318;<text:line-break/>⑧&amp;#9319;<text:line-break/>⑨&amp;#9320;<text:line-break/>⑩&amp;#9321;</text:p>
          </table:table-cell>
          <table:table-cell table:style-name="ce23" table:number-columns-repeated="1013"/>
          <table:table-cell/>
        </table:table-row>
        <table:table-row table:style-name="ro2">
          <table:table-cell table:style-name="ce2"/>
          <table:table-cell table:style-name="ce10"/>
          <table:table-cell table:style-name="ce15" office:value-type="string" calcext:value-type="string">
            <text:p>Kanji</text:p>
          </table:table-cell>
          <table:table-cell table:style-name="ce15" office:value-type="string" calcext:value-type="string">
            <text:p>Vocab</text:p>
          </table:table-cell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Write</text:p>
          </table:table-cell>
          <table:table-cell table:style-name="ce15" office:value-type="string" calcext:value-type="string">
            <text:p>Recognition</text:p>
          </table:table-cell>
          <table:table-cell table:style-name="ce2" table:number-columns-repeated="2"/>
          <table:table-cell table:style-name="ce23" table:number-columns-repeated="1014"/>
          <table:table-cell/>
        </table:table-row>
        <table:table-row table:style-name="ro3">
          <table:table-cell office:value-type="string" calcext:value-type="string">
            <text:p>ID</text:p>
          </table:table-cell>
          <table:table-cell table:style-name="ce9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日</text:p>
          </table:table-cell>
          <table:table-cell table:style-name="ce17"/>
          <table:table-cell office:value-type="string" calcext:value-type="string">
            <text:p><text:span text:style-name="T1">&lt;sup&gt;1&lt;/sup&gt;</text:span> SUN&lt;br&gt;</text:p>
            <text:p><text:span text:style-name="T1">&lt;sup&gt;2&lt;/sup&gt;</text:span> DAY&lt;br&gt;</text:p>
            <text:p><text:span text:style-name="T1">&lt;sup&gt;</text:span>3&lt;/sup&gt; JAPAN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 office:value-type="string" calcext:value-type="string">
            <text:p>１（にち）　ごと　に。</text:p>
          </table:table-cell>
          <table:table-cell office:value-type="string" calcext:value-type="string">
            <text:p>(Once) every day.</text:p>
          </table:table-cell>
          <table:table-cell office:value-type="string" calcext:value-type="string">
            <text:p>「ーごとに」[“every __ “]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 office:value-type="string" calcext:value-type="string">
            <text:p>１（にち）　が　すぎた。</text:p>
          </table:table-cell>
          <table:table-cell office:value-type="string" calcext:value-type="string">
            <text:p>A day passed.</text:p>
          </table:table-cell>
          <table:table-cell office:value-type="string" calcext:value-type="string">
            <text:p>「が」[subject marker]</text:p>
          </table:table-cell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つだけ</text:p>
          </table:table-cell>
          <table:table-cell table:style-name="ce18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</text:p>
          </table:table-cell>
          <table:table-cell table:style-name="ce18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まで</text:p>
          </table:table-cell>
          <table:table-cell table:style-name="ce20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三日</text:p>
          </table:table-cell>
          <table:table-cell table:style-name="ce20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グラム</text:p>
          </table:table-cell>
          <table:table-cell table:style-name="ce20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日</text:p>
          </table:table-cell>
          <table:table-cell table:style-name="ce20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日</text:p>
          </table:table-cell>
          <table:table-cell table:style-name="ce18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一から十まで</text:p>
          </table:table-cell>
          <table:table-cell table:style-name="ce20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9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日</text:p>
          </table:table-cell>
          <table:table-cell table:style-name="ce18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4"/>
        </table:table-row>
        <table:table-row table:style-name="ro7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四</text:p>
          </table:table-cell>
          <table:table-cell table:style-name="ce20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ミリ</text:p>
          </table:table-cell>
          <table:table-cell table:style-name="ce18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五日</text:p>
          </table:table-cell>
          <table:table-cell table:style-name="ce20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五十五</text:p>
          </table:table-cell>
          <table:table-cell table:style-name="ce18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六日</text:p>
          </table:table-cell>
          <table:table-cell table:style-name="ce20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六</text:p>
          </table:table-cell>
          <table:table-cell table:style-name="ce18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4"/>
        </table:table-row>
        <table:table-row table:style-name="ro7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日</text:p>
          </table:table-cell>
          <table:table-cell table:style-name="ce18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十五</text:p>
          </table:table-cell>
          <table:table-cell table:style-name="ce20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五三</text:p>
          </table:table-cell>
          <table:table-cell table:style-name="ce18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八日</text:p>
          </table:table-cell>
          <table:table-cell table:style-name="ce18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八日</text:p>
          </table:table-cell>
          <table:table-cell table:style-name="ce18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円</text:p>
          </table:table-cell>
          <table:table-cell/>
          <table:table-cell office:value-type="string" calcext:value-type="string">
            <text:p><text:span text:style-name="T1">&lt;sup&gt;1&lt;/sup&gt; CIRCLE</text:span>&lt;br&gt;</text:p>
            <text:p><text:span text:style-name="T1">&lt;sup&gt;2&lt;/sup&gt; YE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○</text:p>
          </table:table-cell>
          <table:table-cell/>
          <table:table-cell office:value-type="string" calcext:value-type="string">
            <text:p><text:span text:style-name="T1">&lt;sup&gt;1&lt;/sup&gt; ZERO, placeholder</text:span>&lt;br&gt;</text:p>
            <text:p><text:span text:style-name="T1">&lt;sup&gt;2&lt;/sup&gt; CIRCLE MARK; “blank”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目</text:p>
          </table:table-cell>
          <table:table-cell/>
          <table:table-cell office:value-type="string" calcext:value-type="string">
            <text:p><text:span text:style-name="T1">&lt;sup&gt;1&lt;/sup&gt; EYE</text:span>&lt;br&gt;</text:p>
            <text:p><text:span text:style-name="T1">&lt;sup&gt;2&lt;/sup&gt; ITEM; subdivision; ord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March 8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明</text:p>
          </table:table-cell>
          <table:table-cell/>
          <table:table-cell office:value-type="string" calcext:value-type="string">
            <text:p><text:span text:style-name="T1">&lt;sup&gt;1&lt;/sup&gt; BRIGHT, cheerful</text:span>&lt;br&gt;</text:p>
            <text:p><text:span text:style-name="T1">&lt;sup&gt;2&lt;/sup&gt; CLEA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木</text:p>
          </table:table-cell>
          <table:table-cell/>
          <table:table-cell office:value-type="string" calcext:value-type="string">
            <text:p><text:span text:style-name="T1">&lt;sup&gt;1&lt;/sup&gt; TREE</text:span>&lt;br&gt;</text:p>
            <text:p><text:span text:style-name="T1">&lt;sup&gt;2&lt;/sup&gt; WOOD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金</text:p>
          </table:table-cell>
          <table:table-cell/>
          <table:table-cell office:value-type="string" calcext:value-type="string">
            <text:p><text:span text:style-name="T1">&lt;sup&gt;1&lt;/sup&gt; METAL</text:span>&lt;br&gt;</text:p>
            <text:p><text:span text:style-name="T1">&lt;sup&gt;2&lt;/sup&gt; GOLD</text:span>&lt;br&gt;</text:p>
            <text:p><text:span text:style-name="T1">&lt;sup&gt;3&lt;/sup&gt; MONE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" calcext:value-type="float">
            <text:p>00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本</text:p>
          </table:table-cell>
          <table:table-cell/>
          <table:table-cell office:value-type="string" calcext:value-type="string">
            <text:p><text:span text:style-name="T1">&lt;sup&gt;1&lt;/sup&gt; BASIS, origin, root</text:span>&lt;br&gt;</text:p>
            <text:p><text:span text:style-name="T1">&lt;sup&gt;2&lt;/sup&gt; BOOK</text:span>&lt;br&gt;</text:p>
            <text:p><text:span text:style-name="T1">&lt;sup&gt;3&lt;/sup&gt; THI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person’s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rson himself; the sai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is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" calcext:value-type="float">
            <text:p>00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東</text:p>
          </table:table-cell>
          <table:table-cell/>
          <table:table-cell office:value-type="string" calcext:value-type="string">
            <text:p>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er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Tim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" calcext:value-type="float">
            <text:p>00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大</text:p>
          </table:table-cell>
          <table:table-cell/>
          <table:table-cell office:value-type="string" calcext:value-type="string">
            <text:p><text:span text:style-name="T1">&lt;sup&gt;1&lt;/sup&gt; BIG</text:span>&lt;br&gt;</text:p>
            <text:p><text:span text:style-name="T1">&lt;sup&gt;2&lt;/sup&gt; UNIVERSIT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um of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,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" calcext:value-type="float">
            <text:p>00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小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 with thirty or fewer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and small; s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lot, small sum (amount); end,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ok, stream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" calcext:value-type="float">
            <text:p>00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中</text:p>
          </table:table-cell>
          <table:table-cell/>
          <table:table-cell office:value-type="string" calcext:value-type="string">
            <text:p><text:span text:style-name="T1">&lt;sup&gt;1&lt;/sup&gt; MIDDLE</text:span>&lt;br&gt;</text:p>
            <text:p><text:span text:style-name="T1">&lt;sup&gt;2&lt;/sup&gt; IN, throughout</text:span>&lt;br&gt;</text:p>
            <text:p><text:span text:style-name="T1">&lt;sup&gt;3&lt;/sup&gt; CHINA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um-high 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; in the middle of; between, am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ring the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China, Japanese-Chi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" calcext:value-type="float">
            <text:p>00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生</text:p>
          </table:table-cell>
          <table:table-cell/>
          <table:table-cell table:style-name="ce25" office:value-type="string" calcext:value-type="string">
            <text:p><text:span text:style-name="T1">&lt;sup&gt;1&lt;/sup&gt; LIFE, grow</text:span>&lt;br&gt;</text:p>
            <text:p><text:span text:style-name="T1">&lt;sup&gt;2&lt;/sup&gt; BE BORN, give birth to</text:span>&lt;br&gt;</text:p>
            <text:p><text:span text:style-name="T1">&lt;sup&gt;3&lt;/sup&gt; STUDEN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life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fetime, all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be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 of the 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" calcext:value-type="float">
            <text:p>00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 and ri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; very mu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" calcext:value-type="float">
            <text:p>00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出</text:p>
          </table:table-cell>
          <table:table-cell/>
          <table:table-cell office:value-type="string" calcext:value-type="string">
            <text:p><text:span text:style-name="T1">&lt;sup&gt;1&lt;/sup&gt; GO OUT</text:span>&lt;br&gt;</text:p>
            <text:p><text:span text:style-name="T1">&lt;sup&gt;2&lt;/sup&gt; PUT OU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out, depart; go to, b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out, produce, ex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" calcext:value-type="float">
            <text:p>00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入</text:p>
          </table:table-cell>
          <table:table-cell/>
          <table:table-cell office:value-type="string" calcext:value-type="string">
            <text:p><text:span text:style-name="T1">&lt;sup&gt;1&lt;/sup&gt; ENTER</text:span>&lt;br&gt;</text:p>
            <text:p><text:span text:style-name="T1">&lt;sup&gt;2&lt;/sup&gt; PUT I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; join; contain; have; be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, let in; accommodate;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yment, depos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" calcext:value-type="float">
            <text:p>00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下</text:p>
          </table:table-cell>
          <table:table-cell/>
          <table:table-cell office:value-type="string" calcext:value-type="string">
            <text:p>DOWN, lower, be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werage, drain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w, at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stream, down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Ms. Kawada’s supervi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" calcext:value-type="float">
            <text:p>00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上</text:p>
          </table:table-cell>
          <table:table-cell/>
          <table:table-cell office:value-type="string" calcext:value-type="string">
            <text:p>UP, rise, raise, ab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and low; rise and fall; first and second (volum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superiors, one’s seniors, one’s el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stream, up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, rise; be fin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" calcext:value-type="float">
            <text:p>00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止</text:p>
          </table:table-cell>
          <table:table-cell/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, stop, discontinue, can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ch, roost; foot 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p (performing an ac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" calcext:value-type="float">
            <text:p>00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正</text:p>
          </table:table-cell>
          <table:table-cell/>
          <table:table-cell office:value-type="string" calcext:value-type="string">
            <text:p>RIGHT, upright, correct, ex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document; authenticated cop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(era)(reign of Emperor Taisho, 1912-26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’s holiday; 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,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surely, certain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" calcext:value-type="float">
            <text:p>00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足</text:p>
          </table:table-cell>
          <table:table-cell/>
          <table:table-cell office:value-type="string" calcext:value-type="string">
            <text:p><text:span text:style-name="T1">&lt;sup&gt;1&lt;/sup&gt; FOOT, leg; step</text:span>&lt;br&gt;</text:p>
            <text:p><text:span text:style-name="T1">&lt;sup&gt;2&lt;/sup&gt; SUFFICE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air (of shoes/sock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/under one’s feet; gait, pace,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will suff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" calcext:value-type="float">
            <text:p>00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定</text:p>
          </table:table-cell>
          <table:table-cell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fine, unif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 [cf. 規 0624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; decision; destiny; certain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" calcext:value-type="float">
            <text:p>00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手</text:p>
          </table:table-cell>
          <table:table-cell/>
          <table:table-cell office:value-type="string" calcext:value-type="string">
            <text:p><text:span text:style-name="T1">&lt;sup&gt;1&lt;/sup&gt; HAND, arm; labor; skill</text:span>&lt;br&gt;</text:p>
            <text:p><text:span text:style-name="T1">&lt;sup&gt;2&lt;/sup&gt; PERFORMER OF AN ACTION, -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tain, pro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profic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skillful, clum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, man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, healer, highly capa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" calcext:value-type="float">
            <text:p>00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用</text:p>
          </table:table-cell>
          <table:table-cell/>
          <table:table-cell office:value-type="string" calcext:value-type="string">
            <text:p><text:span text:style-name="T1">&lt;sup&gt;1&lt;/sup&gt; EMPLOY, use</text:span>&lt;br&gt;</text:p>
            <text:p><text:span text:style-name="T1">&lt;sup&gt;2&lt;/sup&gt; THINGS TO DO, busines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loy,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ward,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p [irrigation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da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things to 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" calcext:value-type="float">
            <text:p>00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無</text:p>
          </table:table-cell>
          <table:table-cell/>
          <table:table-cell office:value-type="string" calcext:value-type="string">
            <text:p>&lt;sup&gt;1&lt;/sup&gt; WITHOUT&lt;br&gt;</text:p>
            <text:p>&lt;sup&gt;2&lt;/sup&gt; NO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; unman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less; unnecessary; forbi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to nau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no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iturnity, retic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" calcext:value-type="float">
            <text:p>00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不</text:p>
          </table:table-cell>
          <table:table-cell/>
          <table:table-cell office:value-type="string" calcext:value-type="string">
            <text:p>NOT, un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 no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justice, wrong, illeg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certain, indefin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ufficiency; want; dissatisf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" calcext:value-type="float">
            <text:p>00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回</text:p>
          </table:table-cell>
          <table:table-cell/>
          <table:table-cell office:value-type="string" calcext:value-type="string">
            <text:p>&lt;sup&gt;1&lt;/sup&gt; TURN ROUND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ed, go/be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hand; personal (item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ime, o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" calcext:value-type="float">
            <text:p>00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言</text:p>
          </table:table-cell>
          <table:table-cell/>
          <table:table-cell office:value-type="string" calcext:value-type="string">
            <text:p>&lt;sup&gt;1&lt;/sup&gt; SAY&lt;br&gt;</text:p>
            <text:p>&lt;sup&gt;2&lt;/sup&gt; SPEECH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speak, state; call,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ion, turn of phr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,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ence, mute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" calcext:value-type="float">
            <text:p>00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舌</text:p>
          </table:table-cell>
          <table:table-cell/>
          <table:table-cell office:value-type="string" calcext:value-type="string">
            <text:p>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harp)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rulity, loqu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ck out one’s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ongue gets twis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" calcext:value-type="float">
            <text:p>00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話</text:p>
          </table:table-cell>
          <table:table-cell/>
          <table:table-cell office:value-type="string" calcext:value-type="string">
            <text:p>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, person spea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talking, busy (telephone li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hing to s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" calcext:value-type="float">
            <text:p>00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活</text:p>
          </table:table-cell>
          <table:table-cell/>
          <table:table-cell office:value-type="string" calcext:value-type="string">
            <text:p>&lt;sup&gt;1&lt;/sup&gt; ACTIVE&lt;br&gt;</text:p>
            <text:p>&lt;sup&gt;2&lt;/sup&gt; LIVE, lead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apply; conjugate, in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ve 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, existence; livelih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" calcext:value-type="float">
            <text:p>00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行</text:p>
          </table:table-cell>
          <table:table-cell/>
          <table:table-cell office:value-type="string" calcext:value-type="string">
            <text:p>&lt;sup&gt;1&lt;/sup&gt; GO, proceed&lt;br&gt;</text:p>
            <text:p>&lt;sup&gt;2&lt;/sup&gt; ACT, perform&lt;br&gt;</text:p>
            <text:p>&lt;sup&gt;3&lt;/sup&gt; LINE (of prin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, proceed; at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ay, ahead (of 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, do, perform; practice, carry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ech and con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lines (of tex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" calcext:value-type="float">
            <text:p>00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心</text:p>
          </table:table-cell>
          <table:table-cell/>
          <table:table-cell office:value-type="string" calcext:value-type="string">
            <text:p>HEART, mind, center, 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mind, one’s real intention; one’s 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, mid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, mind, true mo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vers’ suicide, double 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one’s heart’s cont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" calcext:value-type="float">
            <text:p>00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耳</text:p>
          </table:table-cell>
          <table:table-cell/>
          <table:table-cell office:value-type="string" calcext:value-type="string">
            <text:p>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 and ears; one’s at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p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ob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" calcext:value-type="float">
            <text:p>00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又</text:p>
          </table:table-cell>
          <table:table-cell/>
          <table:table-cell office:value-type="string" calcext:value-type="string">
            <text:p>&lt;sup&gt;1&lt;/sup&gt; AGAIN; also&lt;br&gt;</text:p>
            <text:p>&lt;sup&gt;2&lt;/sup&gt; OR, in other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you 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; in other wor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" calcext:value-type="float">
            <text:p>00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取</text:p>
          </table:table-cell>
          <table:table-cell/>
          <table:table-cell office:value-type="string" calcext:value-type="string">
            <text:p>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ing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in; harvest; accept, ado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/pick up; confiscate; deliver (a baby); accept, listen to; adopt (a proposal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ut, get out, pi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" calcext:value-type="float">
            <text:p>00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身</text:p>
          </table:table-cell>
          <table:table-cell/>
          <table:table-cell office:value-type="string" calcext:value-type="string">
            <text:p>&lt;sup&gt;1&lt;/sup&gt; BODY&lt;br&gt;</text:p>
            <text:p>&lt;sup&gt;2&lt;/sup&gt; ONE’S PERSON&lt;br&gt;</text:p>
            <text:p>&lt;sup&gt;3&lt;/sup&gt; SOCIAL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 and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lace of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career, one’s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erson, personal circle/belong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" calcext:value-type="float">
            <text:p>00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休</text:p>
          </table:table-cell>
          <table:table-cell/>
          <table:table-cell office:value-type="string" calcext:value-type="string">
            <text:p>REST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iday, day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r hol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use, standstill, dormancy; 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ess; suspension; vacation, holiday; abs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" calcext:value-type="float">
            <text:p>00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体</text:p>
          </table:table-cell>
          <table:table-cell/>
          <table:table-cell office:value-type="string" calcext:value-type="string">
            <text:p>&lt;sup&gt;1&lt;/sup&gt; BODY&lt;br&gt;</text:p>
            <text:p>&lt;sup&gt;2&lt;/sup&gt;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ine; generally, roughly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shape; conscious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" calcext:value-type="float">
            <text:p>00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信</text:p>
          </table:table-cell>
          <table:table-cell/>
          <table:table-cell office:value-type="string" calcext:value-type="string">
            <text:p>&lt;sup&gt;1&lt;/sup&gt; BELIEVE, trust&lt;br&gt;</text:p>
            <text:p>&lt;sup&gt;2&lt;/sup&gt; MESSAGE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st, credit, 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th, belief,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ing the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ust, discred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lieve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" calcext:value-type="float">
            <text:p>00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付</text:p>
          </table:table-cell>
          <table:table-cell/>
          <table:table-cell office:value-type="string" calcext:value-type="string">
            <text:p>ATTACH, be attached to,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script, additional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 (to), adhere (to);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, fasten; put (one thing on 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 on, ap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 (knowledge)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" calcext:value-type="float">
            <text:p>00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受</text:p>
          </table:table-cell>
          <table:table-cell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ption (of radio waves); receipt of a me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iveness; passive 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ept, consent to; receive, accommo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pt; reception des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" calcext:value-type="float">
            <text:p>00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以</text:p>
          </table:table-cell>
          <table:table-cell/>
          <table:table-cell office:value-type="string" calcext:value-type="string">
            <text:p>&lt;sup&gt;1&lt;/sup&gt; TO THE ... OF&lt;br&gt;</text:p>
            <text:p>&lt;sup&gt;2&lt;/sup&gt; BY MEAN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more than, under; 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less than; beyond; the above-mentioned; now that; that’s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or mor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this; because of thi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" calcext:value-type="float">
            <text:p>00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立</text:p>
          </table:table-cell>
          <table:table-cell/>
          <table:table-cell office:value-type="string" calcext:value-type="string">
            <text:p>&lt;sup&gt;1&lt;/sup&gt; STAND&lt;br&gt;</text:p>
            <text:p>&lt;sup&gt;2&lt;/sup&gt;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utr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s to one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tting while stand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make stand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" calcext:value-type="float">
            <text:p>00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部</text:p>
          </table:table-cell>
          <table:table-cell/>
          <table:table-cell office:value-type="string" calcext:value-type="string">
            <text:p>SECTION, division, depar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portion, section; a copy (of printer mat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part (section), top;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, east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under the heading of; be classed amo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" calcext:value-type="float">
            <text:p>00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倍</text:p>
          </table:table-cell>
          <table:table-cell/>
          <table:table-cell office:value-type="string" calcext:value-type="string">
            <text:p>&lt;sup&gt;1&lt;/sup&gt; TIMES, -fold&lt;br&gt;</text:p>
            <text:p>&lt;sup&gt;2&lt;/sup&gt; 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wice as much as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least twice as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" calcext:value-type="float">
            <text:p>00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成</text:p>
          </table:table-cell>
          <table:table-cell/>
          <table:table-cell office:value-type="string" calcext:value-type="string">
            <text:p>&lt;sup&gt;1&lt;/sup&gt; BECOME; form&lt;br&gt;</text:p>
            <text:p>&lt;sup&gt;2&lt;/sup&gt; ACH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into existence; be formed, be organ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hieve grea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, grown-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, form, consist of; be accompl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; accomp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" calcext:value-type="float">
            <text:p>00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代</text:p>
          </table:table-cell>
          <table:table-cell/>
          <table:table-cell office:value-type="string" calcext:value-type="string">
            <text:p><text:span text:style-name="T1">&lt;sup&gt;1&lt;/sup&gt; REPLACE, substitute&lt;br&gt;</text:span></text:p>
            <text:p>&lt;sup&gt;2&lt;/sup&gt; GENERATION, age&lt;br&gt;</text:p>
            <text:p>&lt;sup&gt;3&lt;/sup&gt; CHARGE, f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take the plac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replace (something) with (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s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e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xi f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" calcext:value-type="float">
            <text:p>00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王</text:p>
          </table:table-cell>
          <table:table-cell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ck, check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a mag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hrone a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 a 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" calcext:value-type="float">
            <text:p>00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玉</text:p>
          </table:table-cell>
          <table:table-cell/>
          <table:table-cell office:value-type="string" calcext:value-type="string">
            <text:p>GEM, round or spherica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ka d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ndred-yen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 bu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all; loss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 in the crystal, fly in the oint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" calcext:value-type="float">
            <text:p>00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宝</text:p>
          </table:table-cell>
          <table:table-cell/>
          <table:table-cell office:value-type="string" calcext:value-type="string">
            <text:p>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 Studios (fil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t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" calcext:value-type="float">
            <text:p>00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国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(park, etc.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6" calcext:value-type="float">
            <text:p>00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白</text:p>
          </table:table-cell>
          <table:table-cell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erson, Cauca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; silver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in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plain, obv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7" calcext:value-type="float">
            <text:p>00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皇</text:p>
          </table:table-cell>
          <table:table-cell/>
          <table:table-cell office:value-type="string" calcext:value-type="string">
            <text:p>EMPER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7" calcext:value-type="float">
            <text:p>00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archaic] Jap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8" calcext:value-type="float">
            <text:p>00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全</text:p>
          </table:table-cell>
          <table:table-cell/>
          <table:table-cell office:value-type="string" calcext:value-type="string">
            <text:p>WHOLE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hole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the whole; whol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infallible, absolutely se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irely, utte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9" calcext:value-type="float">
            <text:p>00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書</text:p>
          </table:table-cell>
          <table:table-cell/>
          <table:table-cell office:value-type="string" calcext:value-type="string">
            <text:p>&lt;sup&gt;1&lt;/sup&gt; WRITE&lt;br&gt;</text:p>
            <text:p>&lt;sup&gt;2&lt;/sup&gt;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c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rehensive treatise; complete wor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0" calcext:value-type="float">
            <text:p>00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事</text:p>
          </table:table-cell>
          <table:table-cell/>
          <table:table-cell office:value-type="string" calcext:value-type="string">
            <text:p>&lt;sup&gt;1&lt;/sup&gt; AFFAIR&lt;br&gt;</text:p>
            <text:p>&lt;sup&gt;2&lt;/sup&gt; ABSTRACT 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inci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 to do, errands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 to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nothing to write ab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1" calcext:value-type="float">
            <text:p>00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自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self; one’s ow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vident, ob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2" calcext:value-type="float">
            <text:p>00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貝</text:p>
          </table:table-cell>
          <table:table-cell/>
          <table:table-cell office:value-type="string" calcext:value-type="string">
            <text:p>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ri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h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 bu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3" calcext:value-type="float">
            <text:p>00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見</text:p>
          </table:table-cell>
          <table:table-cell/>
          <table:table-cell office:value-type="string" calcext:value-type="string">
            <text:p>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ance; appar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line, heading, caption; title; inde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visible; look like, appear; be able to 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let see; pret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4" calcext:value-type="float">
            <text:p>00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力</text:p>
          </table:table-cell>
          <table:table-cell/>
          <table:table-cell office:value-type="string" calcext:value-type="string">
            <text:p>POWER, strength,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tal force, vitality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trength of a hundred men; great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ain (oneself), show one’s best ef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effort [emphasis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5" calcext:value-type="float">
            <text:p>00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刀</text:p>
          </table:table-cell>
          <table:table-cell/>
          <table:table-cell office:value-type="string" calcext:value-type="string">
            <text:p>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cketkn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quipped) with a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6" calcext:value-type="float">
            <text:p>00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切</text:p>
          </table:table-cell>
          <table:table-cell/>
          <table:table-cell office:value-type="string" calcext:value-type="string">
            <text:p>CUT, sh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weighty; valu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, slice, s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ut (off); run out, ex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piece of cak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7" calcext:value-type="float">
            <text:p>00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刃</text:p>
          </table:table-cell>
          <table:table-cell/>
          <table:table-cell office:value-type="string" calcext:value-type="string">
            <text:p>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ord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e by one’s o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arp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8" calcext:value-type="float">
            <text:p>00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分</text:p>
          </table:table-cell>
          <table:table-cell/>
          <table:table-cell office:value-type="string" calcext:value-type="string">
            <text:p>&lt;sup&gt;1&lt;/sup&gt; DIVIDE&lt;br&gt;</text:p>
            <text:p>&lt;sup&gt;2&lt;/sup&gt; PART&lt;br&gt;</text:p>
            <text:p>&lt;sup&gt;3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into parts, distrib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section, p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 position; rank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minut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9" calcext:value-type="float">
            <text:p>00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公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formal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(institu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, officially f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e in public; prof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rness, just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0" calcext:value-type="float">
            <text:p>00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別</text:p>
          </table:table-cell>
          <table:table-cell/>
          <table:table-cell office:value-type="string" calcext:value-type="string">
            <text:p>&lt;sup&gt;1&lt;/sup&gt; SEPARATE&lt;br&gt;</text:p>
            <text:p>&lt;sup&gt;2&lt;/sup&gt; AN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y, distinguish; divide, sepa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, part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1" calcext:value-type="float">
            <text:p>00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長</text:p>
          </table:table-cell>
          <table:table-cell/>
          <table:table-cell office:value-type="string" calcext:value-type="string">
            <text:p>&lt;sup&gt;1&lt;/sup&gt; LONG&lt;br&gt;</text:p>
            <text:p>&lt;sup&gt;2&lt;/sup&gt; CHIEF, se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re, h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sion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2" calcext:value-type="float">
            <text:p>00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男</text:p>
          </table:table-cell>
          <table:table-cell/>
          <table:table-cell office:value-type="string" calcext:value-type="string">
            <text:p>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men/ma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ly, mascu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r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ao [male given 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3" calcext:value-type="float">
            <text:p>00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daugh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n and women, both sex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rin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4" calcext:value-type="float">
            <text:p>00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子</text:p>
          </table:table-cell>
          <table:table-cell/>
          <table:table-cell office:value-type="string" calcext:value-type="string">
            <text:p>&lt;sup&gt;1&lt;/sup&gt; CHILD, son&lt;br&gt;</text:p>
            <text:p>&lt;sup&gt;2&lt;/sup&gt; NOUN SUFFIX, smal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, sons and daugh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g [cf.卵 1141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5" calcext:value-type="float">
            <text:p>00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好</text:p>
          </table:table-cell>
          <table:table-cell/>
          <table:table-cell office:value-type="string" calcext:value-type="string">
            <text:p>&lt;sup&gt;1&lt;/sup&gt; LIKE&lt;br&gt;</text:p>
            <text:p>&lt;sup&gt;2&lt;/sup&gt; FAVOR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liking; choice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 fo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ndness for women; amorous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-natur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; good de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6" calcext:value-type="float">
            <text:p>00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安</text:p>
          </table:table-cell>
          <table:table-cell/>
          <table:table-cell office:value-type="string" calcext:value-type="string">
            <text:p>&lt;sup&gt;1&lt;/sup&gt; PEACEFUL&lt;br&gt;</text:p>
            <text:p>&lt;sup&gt;2&lt;/sup&gt; INEXPEN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 of mind, rel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, compo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tranqu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xpensive, ch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ten yen [foreign exchange market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7" calcext:value-type="float">
            <text:p>00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案</text:p>
          </table:table-cell>
          <table:table-cell/>
          <table:table-cell office:value-type="string" calcext:value-type="string">
            <text:p>PROPOSAL, plan, id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ut, contrive, dev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a plan, devise, d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a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eared, sure en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nder; worry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8" calcext:value-type="float">
            <text:p>00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字</text:p>
          </table:table-cell>
          <table:table-cell/>
          <table:table-cell office:value-type="string" calcext:value-type="string">
            <text:p>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vable type, printing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 form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man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al form of kanj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haracter/pr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9" calcext:value-type="float">
            <text:p>00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学</text:p>
          </table:table-cell>
          <table:table-cell/>
          <table:table-cell office:value-type="string" calcext:value-type="string">
            <text:p>&lt;sup&gt;1&lt;/sup&gt; STUDY&lt;br&gt;</text:p>
            <text:p>&lt;sup&gt;2&lt;/sup&gt;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scholastic 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 a school, matricu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0" calcext:value-type="float">
            <text:p>01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父</text:p>
          </table:table-cell>
          <table:table-cell/>
          <table:table-cell office:value-type="string" calcext:value-type="string">
            <text:p>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, daddy, pap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1" calcext:value-type="float">
            <text:p>01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文</text:p>
          </table:table-cell>
          <table:table-cell/>
          <table:table-cell office:value-type="string" calcext:value-type="string">
            <text:p>&lt;sup&gt;1&lt;/sup&gt; WRITINGS, learning, culture&lt;br&gt;</text:p>
            <text:p>&lt;sup&gt;2&lt;/sup&gt; LETTER, scri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ument, letter, 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vilization, 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; writing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2" calcext:value-type="float">
            <text:p>01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交</text:p>
          </table:table-cell>
          <table:table-cell/>
          <table:table-cell office:value-type="string" calcext:value-type="string">
            <text:p>&lt;sup&gt;1&lt;/sup&gt; INTERCOURSE, association&lt;br&gt;</text:p>
            <text:p>&lt;sup&gt;2&lt;/sup&gt; CROSS, intersect, inter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ic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 mingled, intermi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turns, alternate, relieve (some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, deliver, gr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3" calcext:value-type="float">
            <text:p>01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校</text:p>
          </table:table-cell>
          <table:table-cell/>
          <table:table-cell office:value-type="string" calcext:value-type="string">
            <text:p>&lt;sup&gt;1&lt;/sup&gt; SCHOOL&lt;br&gt;</text:p>
            <text:p>&lt;sup&gt;2&lt;/sup&gt; PROOF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ary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school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s’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4" calcext:value-type="float">
            <text:p>01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母</text:p>
          </table:table-cell>
          <table:table-cell/>
          <table:table-cell office:value-type="string" calcext:value-type="string">
            <text:p>M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mother, 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a mater, one’s old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, mommy, m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5" calcext:value-type="float">
            <text:p>01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毎</text:p>
          </table:table-cell>
          <table:table-cell/>
          <table:table-cell office:value-type="string" calcext:value-type="string">
            <text:p>EV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other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6" calcext:value-type="float">
            <text:p>01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海</text:p>
          </table:table-cell>
          <table:table-cell/>
          <table:table-cell office:value-type="string" calcext:value-type="string">
            <text:p>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going, maritime, ma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spian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 Day [Japanese national holiday, third Monday in Jul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7" calcext:value-type="float">
            <text:p>01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者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, learn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 am) from [with] this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8" calcext:value-type="float">
            <text:p>01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工</text:p>
          </table:table-cell>
          <table:table-cell/>
          <table:table-cell office:value-type="string" calcext:value-type="string">
            <text:p>&lt;sup&gt;1&lt;/sup&gt; MANUFACTURE; workmanship, work&lt;br&gt;</text:p>
            <text:p>&lt;sup&gt;2&lt;/sup&gt;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-m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p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Construction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9" calcext:value-type="float">
            <text:p>01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式</text:p>
          </table:table-cell>
          <table:table-cell/>
          <table:table-cell office:value-type="string" calcext:value-type="string">
            <text:p>&lt;sup&gt;1&lt;/sup&gt; FORM, style, manner&lt;br&gt;</text:p>
            <text:p>&lt;sup&gt;2&lt;/sup&gt; CEREMONY, rite&lt;br&gt;</text:p>
            <text:p>&lt;sup&gt;3&lt;/sup&gt; FORM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ally, regula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sh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-of-ag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entranc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ula; forma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0" calcext:value-type="float">
            <text:p>01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弐</text:p>
          </table:table-cell>
          <table:table-cell/>
          <table:table-cell office:value-type="string" calcext:value-type="string">
            <text:p>TWO (in legal document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um of two thousand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1" calcext:value-type="float">
            <text:p>01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武</text:p>
          </table:table-cell>
          <table:table-cell/>
          <table:table-cell office:value-type="string" calcext:value-type="string">
            <text:p>MILITARY;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, sold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 and milit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2" calcext:value-type="float">
            <text:p>01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糸</text:p>
          </table:table-cell>
          <table:table-cell/>
          <table:table-cell office:value-type="string" calcext:value-type="string">
            <text:p>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a stick of clothing on, stark nak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ginning, first step; c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thre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3" calcext:value-type="float">
            <text:p>01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前</text:p>
          </table:table-cell>
          <table:table-cell/>
          <table:table-cell office:value-type="string" calcext:value-type="string">
            <text:p>BEFORE,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, ago, s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f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head of, bef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4" calcext:value-type="float">
            <text:p>01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後</text:p>
          </table:table-cell>
          <table:table-cell/>
          <table:table-cell office:value-type="string" calcext:value-type="string">
            <text:p>AFTER, later, rear, beh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is, from now on, in future; there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ct, ex post fac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ferment, postpo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beh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5" calcext:value-type="float">
            <text:p>01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午</text:p>
          </table:table-cell>
          <table:table-cell/>
          <table:table-cell office:value-type="string" calcext:value-type="string">
            <text:p>&lt;sup&gt;1&lt;/sup&gt; NOON&lt;br&gt;</text:p>
            <text:p>&lt;sup&gt;2&lt;/sup&gt; (sign of) THE 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, a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morning; all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noon, p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6" calcext:value-type="float">
            <text:p>01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牛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buffal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mp of a c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7" calcext:value-type="float">
            <text:p>01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年</text:p>
          </table:table-cell>
          <table:table-cell/>
          <table:table-cell office:value-type="string" calcext:value-type="string">
            <text:p>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l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irth)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er, seni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8" calcext:value-type="float">
            <text:p>01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件</text:p>
          </table:table-cell>
          <table:table-cell/>
          <table:table-cell office:value-type="string" calcext:value-type="string">
            <text:p>MATTER, c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 (of business), things to be d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fair, incident, case,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case,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y cases, fifty it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arding that mat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9" calcext:value-type="float">
            <text:p>01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条</text:p>
          </table:table-cell>
          <table:table-cell/>
          <table:table-cell office:value-type="string" calcext:value-type="string">
            <text:p>ARTICLE, section, clause; s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sti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(s), term(s); item, provi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creed, article of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xt (of a regulation), pro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ne; a matter; a quo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0" calcext:value-type="float">
            <text:p>01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化</text:p>
          </table:table-cell>
          <table:table-cell/>
          <table:table-cell office:value-type="string" calcext:value-type="string">
            <text:p>CHANGE INTO, conve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cal synthesis, trans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uter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self into, take the form of; disguis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witch, dece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1" calcext:value-type="float">
            <text:p>01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花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[cherry blossom] vie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arran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; flower arrange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2" calcext:value-type="float">
            <text:p>01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北</text:p>
          </table:table-cell>
          <table:table-cell/>
          <table:table-cell office:value-type="string" calcext:value-type="string">
            <text:p>NOR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, north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by 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ku (northeastern Honsh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ex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3" calcext:value-type="float">
            <text:p>01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比</text:p>
          </table:table-cell>
          <table:table-cell/>
          <table:table-cell office:value-type="string" calcext:value-type="string">
            <text:p>&lt;sup&gt;1&lt;/sup&gt; COMPARE, contrast, match&lt;br&gt;</text:p>
            <text:p>&lt;sup&gt;2&lt;/sup&gt; PHONETIC [hi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mparable, peerless, 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, contr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d with 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Philippines; Japanese-Filipin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4" calcext:value-type="float">
            <text:p>01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背</text:p>
          </table:table-cell>
          <table:table-cell/>
          <table:table-cell office:value-type="string" calcext:value-type="string">
            <text:p>BACK; st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ison of statu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gainst, disob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(one’s face)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5" calcext:value-type="float">
            <text:p>01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車</text:p>
          </table:table-cell>
          <table:table-cell/>
          <table:table-cell office:value-type="string" calcext:value-type="string">
            <text:p>&lt;sup&gt;1&lt;/sup&gt; VEHICLE, car&lt;br&gt;</text:p>
            <text:p>&lt;sup&gt;2&lt;/sup&gt; W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(of c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kshaw, human-pulled c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ight, get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by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h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6" calcext:value-type="float">
            <text:p>01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気</text:p>
          </table:table-cell>
          <table:table-cell/>
          <table:table-cell office:value-type="string" calcext:value-type="string">
            <text:p>&lt;sup&gt;1&lt;/sup&gt; GAS&lt;br&gt;</text:p>
            <text:p>&lt;sup&gt;2&lt;/sup&gt;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iousness, earnes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vation, willingness, mind [determination] to do (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, be pleased w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7" calcext:value-type="float">
            <text:p>01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汽</text:p>
          </table:table-cell>
          <table:table-cell/>
          <table:table-cell office:value-type="string" calcext:value-type="string">
            <text:p>ST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7" calcext:value-type="float">
            <text:p>01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team) tr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8" calcext:value-type="float">
            <text:p>01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性</text:p>
          </table:table-cell>
          <table:table-cell/>
          <table:table-cell office:value-type="string" calcext:value-type="string">
            <text:p>&lt;sup&gt;1&lt;/sup&gt; NATURE, innate quality&lt;br&gt;</text:p>
            <text:p>&lt;sup&gt;2&lt;/sup&gt; SEX, gender&lt;br&gt;</text:p>
            <text:p>&lt;sup&gt;3&lt;/sup&gt; -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true) nature, (true) pers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le/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ction of sex; ge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9" calcext:value-type="float">
            <text:p>01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畑</text:p>
          </table:table-cell>
          <table:table-cell/>
          <table:table-cell office:value-type="string" calcext:value-type="string">
            <text:p>(cultivated)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s and rice padd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 of flowers, flower gar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ffee plan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0" calcext:value-type="float">
            <text:p>01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青</text:p>
          </table:table-cell>
          <table:table-cell/>
          <table:table-cell office:value-type="string" calcext:value-type="string">
            <text:p>BLUE;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,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e, pall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pa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1" calcext:value-type="float">
            <text:p>01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麦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l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ckwheat noodles, soba; buckwh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2" calcext:value-type="float">
            <text:p>01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素</text:p>
          </table:table-cell>
          <table:table-cell/>
          <table:table-cell office:value-type="string" calcext:value-type="string">
            <text:p>&lt;sup&gt;1&lt;/sup&gt; ELEMENT&lt;br&gt;</text:p>
            <text:p>&lt;sup&gt;2&lt;/sup&gt; PLAIN, b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ydrog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ateur, novice, 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3" calcext:value-type="float">
            <text:p>01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毒</text:p>
          </table:table-cell>
          <table:table-cell/>
          <table:table-cell office:value-type="string" calcext:value-type="string">
            <text:p>PO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x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cked tongue, abusive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ing; addi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iable, miserable; regrettable, too b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4" calcext:value-type="float">
            <text:p>01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先</text:p>
          </table:table-cell>
          <table:table-cell/>
          <table:table-cell office:value-type="string" calcext:value-type="string">
            <text:p>AHEAD (of), pre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cede, go ahea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 kilometers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estin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5" calcext:value-type="float">
            <text:p>01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洗</text:p>
          </table:table-cell>
          <table:table-cell/>
          <table:table-cell office:value-type="string" calcext:value-type="string">
            <text:p>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ing, was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, clea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vatory, restro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6" calcext:value-type="float">
            <text:p>01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元</text:p>
          </table:table-cell>
          <table:table-cell/>
          <table:table-cell office:value-type="string" calcext:value-type="string">
            <text:p>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, chemical el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gor, energy; spirits; heal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capi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ly, from the first; by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7" calcext:value-type="float">
            <text:p>01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光</text:p>
          </table:table-cell>
          <table:table-cell/>
          <table:table-cell office:value-type="string" calcext:value-type="string">
            <text:p>LIGHT, g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hine, su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o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e, emit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cal fiber, fiber-o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8" calcext:value-type="float">
            <text:p>01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去</text:p>
          </table:table-cell>
          <table:table-cell/>
          <table:table-cell office:value-type="string" calcext:value-type="string">
            <text:p>GO AWAY, leave; go by, ela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way, leave; go by, elapse; get ri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, walk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way, leave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9" calcext:value-type="float">
            <text:p>01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法</text:p>
          </table:table-cell>
          <table:table-cell/>
          <table:table-cell office:value-type="string" calcext:value-type="string">
            <text:p>&lt;sup&gt;1&lt;/sup&gt; LAW&lt;br&gt;</text:p>
            <text:p>&lt;sup&gt;2&lt;/sup&gt; METHOD,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ll, legislative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, jurispru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department/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que, mechanism,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life, art of l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0" calcext:value-type="float">
            <text:p>01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走</text:p>
          </table:table-cell>
          <table:table-cell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, driv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script, scri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1" calcext:value-type="float">
            <text:p>01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当</text:p>
          </table:table-cell>
          <table:table-cell/>
          <table:table-cell office:value-type="string" calcext:value-type="string">
            <text:p>&lt;sup&gt;1&lt;/sup&gt; THE PRESENT, the said, this/that&lt;br&gt;</text:p>
            <text:p>&lt;sup&gt;2&lt;/sup&gt; HIT (the mark); correspond to; al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ppointed day, tha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e, real, genu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(the ma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osure to the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a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2" calcext:value-type="float">
            <text:p>01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思</text:p>
          </table:table-cell>
          <table:table-cell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consider, re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f, hit u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gn oneself to, give up; resolve, determ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llections, memo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3" calcext:value-type="float">
            <text:p>01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早</text:p>
          </table:table-cell>
          <table:table-cell/>
          <table:table-cell office:value-type="string" calcext:value-type="string">
            <text:p>&lt;sup&gt;1&lt;/sup&gt; EARLY&lt;br&gt;</text:p>
            <text:p>&lt;sup&gt;2&lt;/sup&gt;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morning!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 depar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early, with time to s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tal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ickly, without delay; 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4" calcext:value-type="float">
            <text:p>01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草</text:p>
          </table:table-cell>
          <table:table-cell/>
          <table:table-cell office:value-type="string" calcext:value-type="string">
            <text:p>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pl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es and plants, vege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sive wri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ough) d 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ing pl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5" calcext:value-type="float">
            <text:p>01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朝</text:p>
          </table:table-cell>
          <table:table-cell/>
          <table:table-cell office:value-type="string" calcext:value-type="string">
            <text:p>&lt;sup&gt;1&lt;/sup&gt; MORNING&lt;br&gt;</text:p>
            <text:p>&lt;sup&gt;2&lt;/sup&gt; DYNAS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, morning sun(ligh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in the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ynasty, Imperial reg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6" calcext:value-type="float">
            <text:p>01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潮</text:p>
          </table:table-cell>
          <table:table-cell/>
          <table:table-cell office:value-type="string" calcext:value-type="string">
            <text:p>(morning)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in of the t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7" calcext:value-type="float">
            <text:p>01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形</text:p>
          </table:table-cell>
          <table:table-cell/>
          <table:table-cell office:value-type="string" calcext:value-type="string">
            <text:p>SHAPE, material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 up, m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 for appearances [for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ral pattern; leading, popu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8" calcext:value-type="float">
            <text:p>01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発</text:p>
          </table:table-cell>
          <table:table-cell/>
          <table:table-cell office:value-type="string" calcext:value-type="string">
            <text:p>&lt;sup&gt;1&lt;/sup&gt; START, generate&lt;br&gt;</text:p>
            <text:p>&lt;sup&gt;2&lt;/sup&gt; EMIT, issue&lt;br&gt;</text:p>
            <text:p>&lt;sup&gt;3&lt;/sup&gt; OPEN UP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ntion,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 (on a journey), de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, radi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sh, is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very, revel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9" calcext:value-type="float">
            <text:p>01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廃</text:p>
          </table:table-cell>
          <table:table-cell/>
          <table:table-cell office:value-type="string" calcext:value-type="string">
            <text:p>&lt;sup&gt;1&lt;/sup&gt; ABANDON, abolish&lt;br&gt;</text:p>
            <text:p>&lt;sup&gt;2&lt;/sup&gt; W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ab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ed bill/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 ab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into dis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ga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0" calcext:value-type="float">
            <text:p>01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音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un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real inten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on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 of footstep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1" calcext:value-type="float">
            <text:p>01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意</text:p>
          </table:table-cell>
          <table:table-cell/>
          <table:table-cell office:value-type="string" calcext:value-type="string">
            <text:p>&lt;sup&gt;1&lt;/sup&gt; MIND, thoughts; opinion; will&lt;br&gt;</text:p>
            <text:p>&lt;sup&gt;2&lt;/sup&gt; MEANING, s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inion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will, 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pare, make arrange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y surprise; all of a su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 (of a passage)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2" calcext:value-type="float">
            <text:p>01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作</text:p>
          </table:table-cell>
          <table:table-cell/>
          <table:table-cell office:value-type="string" calcext:value-type="string">
            <text:p>&lt;sup&gt;1&lt;/sup&gt; MAKE, produce, cultivate&lt;br&gt;</text:p>
            <text:p>&lt;sup&gt;2&lt;/sup&gt; WORK,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produc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create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on, operation, function; e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, etiquette, decoru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3" calcext:value-type="float">
            <text:p>01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昨</text:p>
          </table:table-cell>
          <table:table-cell/>
          <table:table-cell office:value-type="string" calcext:value-type="string">
            <text:p>&lt;sup&gt;1&lt;/sup&gt; YESTERDAY&lt;br&gt;</text:p>
            <text:p>&lt;sup&gt;2&lt;/sup&gt; L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ay before 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4" calcext:value-type="float">
            <text:p>01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雨</text:p>
          </table:table-cell>
          <table:table-cell/>
          <table:table-cell office:value-type="string" calcext:value-type="string">
            <text:p>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 after rain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stopped 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 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zz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5" calcext:value-type="float">
            <text:p>01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電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ity;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power,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tion of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; phone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lectric train, troll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6" calcext:value-type="float">
            <text:p>01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頁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1, one 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90, ninety p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 of five hundred pag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7" calcext:value-type="float">
            <text:p>01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首</text:p>
          </table:table-cell>
          <table:table-cell/>
          <table:table-cell office:value-type="string" calcext:value-type="string">
            <text:p>&lt;sup&gt;1&lt;/sup&gt; HEAD&lt;br&gt;</text:p>
            <text:p>&lt;sup&gt;2&lt;/sup&gt; NECK&lt;br&gt;</text:p>
            <text:p>&lt;sup&gt;3&lt;/sup&gt;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dical (of a Chinese charac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ck of a viol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, sove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der,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8" calcext:value-type="float">
            <text:p>01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道</text:p>
          </table:table-cell>
          <table:table-cell/>
          <table:table-cell office:value-type="string" calcext:value-type="string">
            <text:p>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[supply]; cha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pa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ligraphy, penman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eness, huma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kkaido (island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9" calcext:value-type="float">
            <text:p>01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通</text:p>
          </table:table-cell>
          <table:table-cell/>
          <table:table-cell office:value-type="string" calcext:value-type="string">
            <text:p>&lt;sup&gt;1&lt;/sup&gt; PASS (through)&lt;br&gt;</text:p>
            <text:p>&lt;sup&gt;2&lt;/sup&gt; COMMUN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 (by); get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pass (by); admit; carry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ing school; commuting to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commun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ffic; communication; transpor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0" calcext:value-type="float">
            <text:p>01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乳</text:p>
          </table:table-cell>
          <table:table-cell/>
          <table:table-cell office:value-type="string" calcext:value-type="string">
            <text:p>MILK, 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t, ni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t n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carri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1" calcext:value-type="float">
            <text:p>01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豆</text:p>
          </table:table-cell>
          <table:table-cell/>
          <table:table-cell office:value-type="string" calcext:value-type="string">
            <text:p>BEAN, p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a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e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zuki be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2" calcext:value-type="float">
            <text:p>01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頭</text:p>
          </table:table-cell>
          <table:table-cell/>
          <table:table-cell office:value-type="string" calcext:value-type="string">
            <text:p>HEAD, top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, present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front, head, 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in m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3" calcext:value-type="float">
            <text:p>01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予</text:p>
          </table:table-cell>
          <table:table-cell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diction, forec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phet, prognostica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, plan, prearrangement; expectation; esti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4" calcext:value-type="float">
            <text:p>01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矛</text:p>
          </table:table-cell>
          <table:table-cell/>
          <table:table-cell office:value-type="string" calcext:value-type="string">
            <text:p>HALBE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4" calcext:value-type="float">
            <text:p>01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rhead; the aim (of an attack); the brunt (of an argumen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5" calcext:value-type="float">
            <text:p>01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預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bank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entr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on deposit, take charg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6" calcext:value-type="float">
            <text:p>01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句</text:p>
          </table:table-cell>
          <table:table-cell/>
          <table:table-cell office:value-type="string" calcext:value-type="string">
            <text:p>&lt;sup&gt;1&lt;/sup&gt; PHRASE&lt;br&gt;</text:p>
            <text:p>&lt;sup&gt;2&lt;/sup&gt;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phrase, idi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rase, expression; compl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iku, hok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7" calcext:value-type="float">
            <text:p>01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旬</text:p>
          </table:table-cell>
          <table:table-cell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s in a sea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8" calcext:value-type="float">
            <text:p>01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勺</text:p>
          </table:table-cell>
          <table:table-cell/>
          <table:table-cell office:value-type="string" calcext:value-type="string">
            <text:p>SHAKU (0.018 li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8" calcext:value-type="float">
            <text:p>01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9" calcext:value-type="float">
            <text:p>01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的</text:p>
          </table:table-cell>
          <table:table-cell/>
          <table:table-cell office:value-type="string" calcext:value-type="string">
            <text:p>&lt;sup&gt;1&lt;/sup&gt; TARGET&lt;br&gt;</text:p>
            <text:p>&lt;sup&gt;2&lt;/sup&gt; ADJECTIV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ject, 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the targ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general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0" calcext:value-type="float">
            <text:p>01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約</text:p>
          </table:table-cell>
          <table:table-cell/>
          <table:table-cell office:value-type="string" calcext:value-type="string">
            <text:p>&lt;sup&gt;1&lt;/sup&gt; PROMISE&lt;br&gt;</text:p>
            <text:p>&lt;sup&gt;2&lt;/sup&gt; SHORTEN, summarize&lt;br&gt;</text:p>
            <text:p>&lt;sup&gt;3&lt;/sup&gt; APPROXIM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ation, preenga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l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action, abbreviation, simplest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ut three yea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1" calcext:value-type="float">
            <text:p>01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勿</text:p>
          </table:table-cell>
          <table:table-cell/>
          <table:table-cell office:value-type="string" calcext:value-type="string">
            <text:p>DO NOT, not, n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ful; be more than one deser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 not …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2" calcext:value-type="float">
            <text:p>01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物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erial, phys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ite d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, matter; every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l thing [stuff], genuine artic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3" calcext:value-type="float">
            <text:p>01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方</text:p>
          </table:table-cell>
          <table:table-cell/>
          <table:table-cell office:value-type="string" calcext:value-type="string">
            <text:p>&lt;sup&gt;1&lt;/sup&gt; DIRECTION, side; locality; person&lt;br&gt;</text:p>
            <text:p>&lt;sup&gt;2&lt;/sup&gt; WAY, method&lt;br&gt;</text:p>
            <text:p>&lt;sup&gt;3&lt;/sup&gt; SQU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direction of …, toward …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gentleman/lady, he, s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lect, regional spee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hod, way; system; means; pro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4" calcext:value-type="float">
            <text:p>01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防</text:p>
          </table:table-cell>
          <table:table-cell/>
          <table:table-cell office:value-type="string" calcext:value-type="string">
            <text:p>DEFEND AGAIN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hold in che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ion, protection, preca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p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def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ward off, protect (agains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5" calcext:value-type="float">
            <text:p>01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面</text:p>
          </table:table-cell>
          <table:table-cell/>
          <table:table-cell office:value-type="string" calcext:value-type="string">
            <text:p>FACE; facet; surface; m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çade,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district; field, 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face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egal a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ing, amu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6" calcext:value-type="float">
            <text:p>01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画</text:p>
          </table:table-cell>
          <table:table-cell/>
          <table:table-cell office:value-type="string" calcext:value-type="string">
            <text:p>&lt;sup&gt;1&lt;/sup&gt; PICTURE; draw; kanji stroke&lt;br&gt;</text:p>
            <text:p>&lt;sup&gt;2&lt;/sup&gt; DRAW UP A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; television field;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standard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ji strokes; stroke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off, demarcate; plan, map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7" calcext:value-type="float">
            <text:p>01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両</text:p>
          </table:table-cell>
          <table:table-cell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al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hicle, v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8" calcext:value-type="float">
            <text:p>01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岡</text:p>
          </table:table-cell>
          <table:table-cell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yama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moto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miok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9" calcext:value-type="float">
            <text:p>01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満</text:p>
          </table:table-cell>
          <table:table-cell/>
          <table:table-cell office:value-type="string" calcext:value-type="string">
            <text:p>FULL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isfaction, conte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harmonious, well-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l (a glass) with wa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0" calcext:value-type="float">
            <text:p>01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顔</text:p>
          </table:table-cell>
          <table:table-cell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ing one’s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enance; expression, l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 without makeup; true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 f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1" calcext:value-type="float">
            <text:p>01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産</text:p>
          </table:table-cell>
          <table:table-cell/>
          <table:table-cell office:value-type="string" calcext:value-type="string">
            <text:p>&lt;sup&gt;1&lt;/sup&gt; GIVE BIRTH&lt;br&gt;</text:p>
            <text:p>&lt;sup&gt;2&lt;/sup&gt; PRO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ion, manufa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, produ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2" calcext:value-type="float">
            <text:p>01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同</text:p>
          </table:table-cell>
          <table:table-cell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ness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 tast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ent, appro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bove, dit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3" calcext:value-type="float">
            <text:p>01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向</text:p>
          </table:table-cell>
          <table:table-cell/>
          <table:table-cell office:value-type="string" calcext:value-type="string">
            <text:p>TURN TOWARD, direction; other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incl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bearing;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turn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head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 side; the other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4" calcext:value-type="float">
            <text:p>01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尚</text:p>
          </table:table-cell>
          <table:table-cell/>
          <table:table-cell office:value-type="string" calcext:value-type="string">
            <text:p>&lt;sup&gt;1&lt;/sup&gt; STILL (more)&lt;br&gt;</text:p>
            <text:p>&lt;sup&gt;2&lt;/sup&gt; VALUE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m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the more, still m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is more interesting 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5" calcext:value-type="float">
            <text:p>01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高</text:p>
          </table:table-cell>
          <table:table-cell/>
          <table:table-cell office:value-type="string" calcext:value-type="string">
            <text:p>&lt;sup&gt;1&lt;/sup&gt; HIGH, tall; expensive&lt;br&gt;</text:p>
            <text:p>&lt;sup&gt;2&lt;/sup&gt; AMOUNT,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mountain, lofty 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e/she) is t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raised; incr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mount of) output, yie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6" calcext:value-type="float">
            <text:p>01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圧</text:p>
          </table:table-cell>
          <table:table-cell/>
          <table:table-cell office:value-type="string" calcext:value-type="string">
            <text:p>PRESSURE; overwhe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, oppress; overwhel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7" calcext:value-type="float">
            <text:p>01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地</text:p>
          </table:table-cell>
          <table:table-cell/>
          <table:table-cell office:value-type="string" calcext:value-type="string">
            <text:p>&lt;sup&gt;1&lt;/sup&gt; GROUND, land&lt;br&gt;</text:p>
            <text:p>&lt;sup&gt;2&lt;/sup&gt;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ground, subterran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region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al area, local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point, viewpo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8" calcext:value-type="float">
            <text:p>01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池</text:p>
          </table:table-cell>
          <table:table-cell/>
          <table:table-cell office:value-type="string" calcext:value-type="string">
            <text:p>POND, reservoir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cell, batt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gam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ike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9" calcext:value-type="float">
            <text:p>01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他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 [hand]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person, other people; stra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countr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s, the r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0" calcext:value-type="float">
            <text:p>01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集</text:p>
          </table:table-cell>
          <table:table-cell/>
          <table:table-cell office:value-type="string" calcext:value-type="string">
            <text:p>GATHER, col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ecting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focus; conv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plete works of Nakagam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; be colle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1" calcext:value-type="float">
            <text:p>01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進</text:p>
          </table:table-cell>
          <table:table-cell/>
          <table:table-cell office:value-type="string" calcext:value-type="string">
            <text:p>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ing to the next level of schoo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olution, prog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dvance, move for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2" calcext:value-type="float">
            <text:p>01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込</text:p>
          </table:table-cell>
          <table:table-cell/>
          <table:table-cell office:value-type="string" calcext:value-type="string">
            <text:p>&lt;sup&gt;1&lt;/sup&gt; MOVE INWARD, into&lt;br&gt;</text:p>
            <text:p>&lt;sup&gt;2&lt;/sup&gt; EMPHATIC VERB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; go into; be crow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into, penet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ook, prospects, prom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, i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all one’s he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3" calcext:value-type="float">
            <text:p>01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斤</text:p>
          </table:table-cell>
          <table:table-cell/>
          <table:table-cell office:value-type="string" calcext:value-type="string">
            <text:p>KIN (600 grams)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k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4" calcext:value-type="float">
            <text:p>01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近</text:p>
          </table:table-cell>
          <table:table-cell/>
          <table:table-cell office:value-type="string" calcext:value-type="string">
            <text:p>&lt;sup&gt;1&lt;/sup&gt; NEAR&lt;br&gt;</text:p>
            <text:p>&lt;sup&gt;2&lt;/sup&gt; REC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, environs, vici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to one, famili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 years, late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n [recent] 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5" calcext:value-type="float">
            <text:p>01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辺</text:p>
          </table:table-cell>
          <table:table-cell/>
          <table:table-cell office:value-type="string" calcext:value-type="string">
            <text:p>&lt;sup&gt;1&lt;/sup&gt; VICINITY, side&lt;br&gt;</text:p>
            <text:p>&lt;sup&gt;2&lt;/sup&gt; BORDERLAND, outer reg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inity, 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/Whereabouts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 or thereabo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te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6" calcext:value-type="float">
            <text:p>01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最</text:p>
          </table:table-cell>
          <table:table-cell/>
          <table:table-cell office:value-type="string" calcext:value-type="string">
            <text:p>MOST, -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, supreme, high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gest, largest, gre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, fi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st important th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7" calcext:value-type="float">
            <text:p>01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皿</text:p>
          </table:table-cell>
          <table:table-cell/>
          <table:table-cell office:value-type="string" calcext:value-type="string">
            <text:p>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washing; dishwas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p 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u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8" calcext:value-type="float">
            <text:p>01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血</text:p>
          </table:table-cell>
          <table:table-cell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eding; hemorrh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less, without blood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blood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vered in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y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9" calcext:value-type="float">
            <text:p>01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温</text:p>
          </table:table-cell>
          <table:table-cell/>
          <table:table-cell office:value-type="string" calcext:value-type="string">
            <text:p>WA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m-bloo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warmed in the s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0" calcext:value-type="float">
            <text:p>02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湿</text:p>
          </table:table-cell>
          <table:table-cell/>
          <table:table-cell office:value-type="string" calcext:value-type="string">
            <text:p>MO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, moi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 ground, sw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, moist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 a t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, humid; gloomy, depre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1" calcext:value-type="float">
            <text:p>02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爪</text:p>
          </table:table-cell>
          <table:table-cell/>
          <table:table-cell office:value-type="string" calcext:value-type="string">
            <text:p>CLAW, nail, plectr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p of a toe, tipto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il cli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on tipto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2" calcext:value-type="float">
            <text:p>02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瓜</text:p>
          </table:table-cell>
          <table:table-cell/>
          <table:table-cell office:value-type="string" calcext:value-type="string">
            <text:p>MELON, gou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like as two mel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mel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3" calcext:value-type="float">
            <text:p>02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巾</text:p>
          </table:table-cell>
          <table:table-cell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3" calcext:value-type="float">
            <text:p>02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od, ker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4" calcext:value-type="float">
            <text:p>02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布</text:p>
          </table:table-cell>
          <table:table-cell/>
          <table:table-cell office:value-type="string" calcext:value-type="string">
            <text:p>&lt;sup&gt;1&lt;/sup&gt; CLOTH&lt;br&gt;</text:p>
            <text:p>&lt;sup&gt;2&lt;/sup&gt; SP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cloth, napk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nv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ul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bu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5" calcext:value-type="float">
            <text:p>02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市</text:p>
          </table:table-cell>
          <table:table-cell/>
          <table:table-cell office:value-type="string" calcext:value-type="string">
            <text:p>&lt;sup&gt;1&lt;/sup&gt; CITY&lt;br&gt;</text:p>
            <text:p>&lt;sup&gt;2&lt;/sup&gt;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y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 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a mark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6" calcext:value-type="float">
            <text:p>02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吊</text:p>
          </table:table-cell>
          <table:table-cell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t, raise; jack up (pric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ted [upturned] ey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ing (by the neck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7" calcext:value-type="float">
            <text:p>02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泉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 (are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kaline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8" calcext:value-type="float">
            <text:p>02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原</text:p>
          </table:table-cell>
          <table:table-cell/>
          <table:table-cell office:value-type="string" calcext:value-type="string">
            <text:p>&lt;sup&gt;1&lt;/sup&gt; PLAIN, field&lt;br&gt;</text:p>
            <text:p>&lt;sup&gt;2&lt;/sup&gt; ORIGINAL, primi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(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bill/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9" calcext:value-type="float">
            <text:p>02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源</text:p>
          </table:table-cell>
          <table:table-cell/>
          <table:table-cell office:value-type="string" calcext:value-type="string">
            <text:p>SOURCE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head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wer source, electrical out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is of obscure orig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0" calcext:value-type="float">
            <text:p>02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線</text:p>
          </table:table-cell>
          <table:table-cell/>
          <table:table-cell office:value-type="string" calcext:value-type="string">
            <text:p>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less, radi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y (of light), b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nt lines; (weather)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aido (railway) 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1" calcext:value-type="float">
            <text:p>02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綿</text:p>
          </table:table-cell>
          <table:table-cell/>
          <table:table-cell office:value-type="string" calcext:value-type="string">
            <text:p>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, 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d with co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2" calcext:value-type="float">
            <text:p>02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絹</text:p>
          </table:table-cell>
          <table:table-cell/>
          <table:table-cell office:value-type="string" calcext:value-type="string">
            <text:p>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ficial silk; ray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, silk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ure)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fabric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3" calcext:value-type="float">
            <text:p>02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錦</text:p>
          </table:table-cell>
          <table:table-cell/>
          <table:table-cell office:value-type="string" calcext:value-type="string">
            <text:p>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 of a broc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4" calcext:value-type="float">
            <text:p>02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願</text:p>
          </table:table-cell>
          <table:table-cell/>
          <table:table-cell office:value-type="string" calcext:value-type="string">
            <text:p>&lt;sup&gt;1&lt;/sup&gt; WISH&lt;br&gt;</text:p>
            <text:p>&lt;sup&gt;2&lt;/sup&gt; ASK A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b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felt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h, hope for; pray;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ish/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5" calcext:value-type="float">
            <text:p>02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内</text:p>
          </table:table-cell>
          <table:table-cell/>
          <table:table-cell office:value-type="string" calcext:value-type="string">
            <text:p>IN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nal (phone) line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ior, inner p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in, less th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it is early, s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6" calcext:value-type="float">
            <text:p>02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肉</text:p>
          </table:table-cell>
          <table:table-cell/>
          <table:table-cell office:value-type="string" calcext:value-type="string">
            <text:p>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, 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, of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sh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k p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7" calcext:value-type="float">
            <text:p>02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猪</text:p>
          </table:table-cell>
          <table:table-cell/>
          <table:table-cell office:value-type="string" calcext:value-type="string">
            <text:p>WILD BO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ke cup, small c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lhardy warrior; hotsp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ll ne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8" calcext:value-type="float">
            <text:p>02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豚</text:p>
          </table:table-cell>
          <table:table-cell/>
          <table:table-cell office:value-type="string" calcext:value-type="string">
            <text:p>PI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 cutl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9" calcext:value-type="float">
            <text:p>02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家</text:p>
          </table:table-cell>
          <table:table-cell/>
          <table:table-cell office:value-type="string" calcext:value-type="string">
            <text:p>&lt;sup&gt;1&lt;/sup&gt; HOUSE, home&lt;br&gt;</text:p>
            <text:p>&lt;sup&gt;2&lt;/sup&gt; FAMILY,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hold affairs, house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own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treasure, heir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husband; one’s 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r, novelist, auth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0" calcext:value-type="float">
            <text:p>02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吾</text:p>
          </table:table-cell>
          <table:table-cell/>
          <table:table-cell office:value-type="string" calcext:value-type="string">
            <text:p>EGO,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literary] 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1" calcext:value-type="float">
            <text:p>02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我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ffacement, selfless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home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2" calcext:value-type="float">
            <text:p>02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語</text:p>
          </table:table-cell>
          <table:table-cell/>
          <table:table-cell office:value-type="string" calcext:value-type="string">
            <text:p>&lt;sup&gt;1&lt;/sup&gt; WORD&lt;br&gt;</text:p>
            <text:p><text:span text:style-name="T1">&lt;sup&gt;2&lt;/sup&gt; LANGUAGE</text:span>&lt;br&gt;</text:p>
            <text:p>&lt;sup&gt;3&lt;/sup&gt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inology; diction, wording; vocabul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source, etym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, 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y, tale, leg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3" calcext:value-type="float">
            <text:p>02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伝</text:p>
          </table:table-cell>
          <table:table-cell/>
          <table:table-cell office:value-type="string" calcext:value-type="string">
            <text:p>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bal message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ransmitted [handed down] from generation to gen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lp, assist, lend a h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4" calcext:value-type="float">
            <text:p>02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転</text:p>
          </table:table-cell>
          <table:table-cell/>
          <table:table-cell office:value-type="string" calcext:value-type="string">
            <text:p>TURN, roll over; turn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ve, rotate, tu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, conversion, about-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5" calcext:value-type="float">
            <text:p>02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芸</text:p>
          </table:table-cell>
          <table:table-cell/>
          <table:table-cell office:value-type="string" calcext:value-type="string">
            <text:p>ART, craft; perform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cal art, techn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icrafts, manual 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art and lit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ish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 that does tric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6" calcext:value-type="float">
            <text:p>02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会</text:p>
          </table:table-cell>
          <table:table-cell/>
          <table:table-cell office:value-type="string" calcext:value-type="string">
            <text:p>&lt;sup&gt;1&lt;/sup&gt; MEET, gather&lt;br&gt;</text:p>
            <text:p>&lt;sup&gt;2&lt;/sup&gt;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view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et, en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, chai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7" calcext:value-type="float">
            <text:p>02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合</text:p>
          </table:table-cell>
          <table:table-cell/>
          <table:table-cell office:value-type="string" calcext:value-type="string">
            <text:p>&lt;sup&gt;1&lt;/sup&gt; COMBINE, join&lt;br&gt;</text:p>
            <text:p>&lt;sup&gt;2&lt;/sup&gt; 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ther, assemble; c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 agreement [consen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t, com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ogether; talk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e, join; match; col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8" calcext:value-type="float">
            <text:p>02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今</text:p>
          </table:table-cell>
          <table:table-cell/>
          <table:table-cell office:value-type="string" calcext:value-type="string">
            <text:p>&lt;sup&gt;1&lt;/sup&gt; PRESENT, now&lt;br&gt;</text:p>
            <text:p>&lt;sup&gt;2&lt;/sup&gt; TH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ll now, so far, up to th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es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time; l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9" calcext:value-type="float">
            <text:p>02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令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s and ordinance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sse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yal dec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0" calcext:value-type="float">
            <text:p>02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念</text:p>
          </table:table-cell>
          <table:table-cell/>
          <table:table-cell office:value-type="string" calcext:value-type="string">
            <text:p>THOUGHTS, mind,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f,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heart’s des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ful, e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ret, vexation, chagr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1" calcext:value-type="float">
            <text:p>02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印</text:p>
          </table:table-cell>
          <table:table-cell/>
          <table:table-cell office:value-type="string" calcext:value-type="string">
            <text:p>SEAL; ma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mp pad,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[seal] by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bber st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branded, gener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India, Indian-Japa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2" calcext:value-type="float">
            <text:p>02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命</text:p>
          </table:table-cell>
          <table:table-cell/>
          <table:table-cell office:value-type="string" calcext:value-type="string">
            <text:p>&lt;sup&gt;1&lt;/sup&gt; ORDER, command&lt;br&gt;</text:p>
            <text:p>&lt;sup&gt;2&lt;/sup&gt; LIFE&lt;br&gt;</text:p>
            <text:p>&lt;sup&gt;3&lt;/sup&gt;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; edict, dec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, dea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e winner, most likely candid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3" calcext:value-type="float">
            <text:p>02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亡</text:p>
          </table:table-cell>
          <table:table-cell/>
          <table:table-cell office:value-type="string" calcext:value-type="string">
            <text:p>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te 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, exil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4" calcext:value-type="float">
            <text:p>02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米</text:p>
          </table:table-cell>
          <table:table-cell/>
          <table:table-cell office:value-type="string" calcext:value-type="string">
            <text:p>&lt;sup&gt;1&lt;/sup&gt; RICE&lt;br&gt;</text:p>
            <text:p>&lt;sup&gt;2&lt;/sup&gt;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[polished]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USA; Japanese-Amer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5" calcext:value-type="float">
            <text:p>02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粒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le,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ary parti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in of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d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grain of wheat [barle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6" calcext:value-type="float">
            <text:p>02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和</text:p>
          </table:table-cell>
          <table:table-cell/>
          <table:table-cell office:value-type="string" calcext:value-type="string">
            <text:p>&lt;sup&gt;1&lt;/sup&gt; HARMONIOUS&lt;br&gt;</text:p>
            <text:p>&lt;sup&gt;2&lt;/sup&gt; PEACE, calm&lt;br&gt;</text:p>
            <text:p>&lt;sup&gt;3&lt;/sup&gt;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ious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y, concord;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tement, alleviation; peacefu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mild, gen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mato (old name for Japa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7" calcext:value-type="float">
            <text:p>02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私</text:p>
          </table:table-cell>
          <table:table-cell/>
          <table:table-cell office:value-type="string" calcext:value-type="string">
            <text:p>&lt;sup&gt;1&lt;/sup&gt; PRIVATE&lt;br&gt;</text:p>
            <text:p>&lt;sup&gt;2&lt;/sup&gt;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, non-govern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rivate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prop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8" calcext:value-type="float">
            <text:p>02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広</text:p>
          </table:table-cell>
          <table:table-cell/>
          <table:table-cell office:value-type="string" calcext:value-type="string">
            <text:p>WIDE, spa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st, expansive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de, extensive, spacious; gener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siness s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tent, expanse, stre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9" calcext:value-type="float">
            <text:p>02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細</text:p>
          </table:table-cell>
          <table:table-cell/>
          <table:table-cell office:value-type="string" calcext:value-type="string">
            <text:p>&lt;sup&gt;1&lt;/sup&gt; SLENDER&lt;br&gt;</text:p>
            <text:p>&lt;sup&gt;2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e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thin, lose 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craftsmanship; artifice, tac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s, detai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chan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0" calcext:value-type="float">
            <text:p>02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林</text:p>
          </table:table-cell>
          <table:table-cell/>
          <table:table-cell office:value-type="string" calcext:value-type="string">
            <text:p>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in close proximity [as of building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ayas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1" calcext:value-type="float">
            <text:p>02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森</text:p>
          </table:table-cell>
          <table:table-cell/>
          <table:table-cell office:value-type="string" calcext:value-type="string">
            <text:p>THICK W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, wood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omori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it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2" calcext:value-type="float">
            <text:p>02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松</text:p>
          </table:table-cell>
          <table:table-cell/>
          <table:table-cell office:value-type="string" calcext:value-type="string">
            <text:p>PINE</text:p>
          </table:table-cell>
          <table:table-cell table:number-columns-repeated="1014"/>
        </table:table-row>
        <table:table-row table:style-name="ro3" table:number-rows-repeated="10472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23:40:09.061000000</meta:creation-date>
    <meta:generator>LibreOffice/7.1.5.2$MacOSX_X86_64 LibreOffice_project/85f04e9f809797b8199d13c421bd8a2b025d52b5</meta:generator>
    <dc:date>2022-06-02T16:35:31.181096012</dc:date>
    <meta:editing-duration>PT11H28M31S</meta:editing-duration>
    <meta:editing-cycles>39</meta:editing-cycles>
    <meta:document-statistic meta:table-count="1" meta:cell-count="4459" meta:object-count="0"/>
  </office:meta>
</office:document-meta>
</file>